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fac" officeooo:paragraph-rsid="0009efac"/>
    </style:style>
    <style:style style:name="P2" style:family="paragraph" style:parent-style-name="Standard">
      <style:text-properties officeooo:rsid="0009efac" officeooo:paragraph-rsid="000f673a"/>
    </style:style>
    <style:style style:name="P3" style:family="paragraph" style:parent-style-name="Standard">
      <style:text-properties officeooo:rsid="000fcea6" officeooo:paragraph-rsid="000fcea6"/>
    </style:style>
    <style:style style:name="P4" style:family="paragraph" style:parent-style-name="Standard">
      <style:text-properties officeooo:rsid="0011821f" officeooo:paragraph-rsid="0011821f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fcea6" officeooo:paragraph-rsid="000fcea6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fcea6" officeooo:paragraph-rsid="0012c9ac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2c9ac" officeooo:paragraph-rsid="0012c9ac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1821f" officeooo:paragraph-rsid="0012c9ac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1821f" officeooo:paragraph-rsid="0011821f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0fcea6" officeooo:paragraph-rsid="0012c9ac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0fcea6" officeooo:paragraph-rsid="0012c9ac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76842" officeooo:paragraph-rsid="00176842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8eadb" officeooo:paragraph-rsid="0018eadb"/>
    </style:style>
    <style:style style:name="T1" style:family="text">
      <style:text-properties officeooo:rsid="000c9b6c"/>
    </style:style>
    <style:style style:name="T2" style:family="text">
      <style:text-properties officeooo:rsid="000e15bb"/>
    </style:style>
    <style:style style:name="T3" style:family="text">
      <style:text-properties officeooo:rsid="0011821f"/>
    </style:style>
    <style:style style:name="T4" style:family="text">
      <style:text-properties officeooo:rsid="0012c9ac"/>
    </style:style>
    <style:style style:name="T5" style:family="text">
      <style:text-properties officeooo:rsid="00154470"/>
    </style:style>
    <style:style style:name="T6" style:family="text">
      <style:text-properties officeooo:rsid="00173302"/>
    </style:style>
    <style:style style:name="T7" style:family="text">
      <style:text-properties officeooo:rsid="0018a4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 - INTRODUÇÃO</text:p>
      <text:p text:style-name="P1"/>
      <text:p text:style-name="P2"><text:tab/>A partir d<text:span text:style-name="T1">os conhecimentos a</text:span>presentad<text:span text:style-name="T5">o</text:span>s na disciplina de programação três – <text:span text:style-name="T1">bem como a sintaxe da linguagem de programação C++ e suas estruturas de linguagem orientada a objeto -, </text:span>este documento <text:span text:style-name="T2">tem como objetivo relatar</text:span> <text:span text:style-name="T2">os processos envolvidos na implementação do jogo conhecido como “Mastermind”. A construção do código foi norteada pela descrição do jogo e pelos requisitos e diretrizes apresentadas, pela professora da disciplina, para a elaboração do jogo. O código que será retratado não apresenta interface gráfica.</text:span></text:p>
      <text:p text:style-name="P2"/>
      <text:p text:style-name="P2"/>
      <text:p text:style-name="P2"/>
      <text:p text:style-name="P3">2 – DESENVOLVIMENTO</text:p>
      <text:p text:style-name="P5"/>
      <text:p text:style-name="P6"><text:span text:style-name="T3">2.1 – </text:span>DESCRIÇÃO E REQUISITOS </text:p>
      <text:p text:style-name="P6">2.<text:span text:style-name="T3">2 – E</text:span>STRUTURA<text:span text:style-name="T4">S</text:span> BÁSICA<text:span text:style-name="T4">S</text:span> DO JOGO</text:p>
      <text:p text:style-name="P6"/>
      <text:p text:style-name="P11"><text:span text:style-name="T6">2.2.1 – Classes e Herança</text:span></text:p>
      <text:p text:style-name="P11"><text:tab/><text:line-break/><text:tab/><text:span text:style-name="T6">O jogo é estruturado por herança, onde a classe base “Tabuleiro” é herdada pela classe derivada “Partida”. <text:s/>Essa divisão foi estabelecida pelo fato de que o tabuleiro é o centro do jogo, é lá onde o jogo acontece e necessariamente o que da existência para o jogo e suas normas. Porém, o tabuleiro varia algumas de suas características de acordo com a partida desejada. As especificidades de cada partida é construída dentro da classe “Partida”, que herda as características básicas do tabuleiro e monta a particularidade de cada partida.</text:span></text:p>
      <text:p text:style-name="P11"/>
      <text:p text:style-name="P12">2.2.2 – Polimorfismo</text:p>
      <text:p text:style-name="P12"/>
      <text:p text:style-name="P12"><text:tab/>O polimorfismo aparece no código n<text:span text:style-name="T7">o método </text:span>que imprime o tabuleiro de cada jogada, <text:span text:style-name="T7">através da “função virtual”. Essa utilização permite que o programa determine dinamicamente qual será o método utilizado a partir do tipo de objeto que se deseja imprimir, garantindo uma maneira mais fácil de imprimir as especificidades do tabuleiro de cada partida. </text:span></text:p>
      <text:p text:style-name="P12"/>
      <text:p text:style-name="P13">2.2.3 - Template</text:p>
      <text:p text:style-name="P6"><text:tab/></text:p>
      <text:p text:style-name="P7">2.3 – CLASS TABULEIRO</text:p>
      <text:p text:style-name="P7">2.4 – CLASS PARTIDA</text:p>
      <text:p text:style-name="P7">2.5 – MAIN</text:p>
      <text:p text:style-name="P8">2.<text:span text:style-name="T4">6 – </text:span>BIBLIOTECAS UTILIZADAS</text:p>
      <text:p text:style-name="P9"/>
      <text:p text:style-name="P4"/>
      <text:p text:style-name="P4">3- CONCLUSÃO</text:p>
      <text:p text:style-name="P4">4- BIBLIOGRAFIA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23:20:45.653976543</meta:creation-date>
    <dc:date>2019-07-03T11:20:34.879525025</dc:date>
    <meta:editing-duration>PT24M4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60" meta:character-count="1675" meta:non-whitespace-character-count="1412"/>
  </office:meta>
</office:document-meta>
</file>